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230693" officeooo:paragraph-rsid="00230693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230693" officeooo:paragraph-rsid="0023069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30693" officeooo:paragraph-rsid="00230693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25a7ab" officeooo:paragraph-rsid="0025a7ab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none" fo:font-weight="normal" officeooo:rsid="0024e6cc" officeooo:paragraph-rsid="0024e6cc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25a7ab" officeooo:paragraph-rsid="0025a7ab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230693" officeooo:paragraph-rsid="00230693" style:font-weight-asian="normal" style:font-weight-complex="normal"/>
    </style:style>
    <style:style style:name="P8" style:family="paragraph" style:parent-style-name="Standard">
      <style:text-properties fo:font-weight="bold" officeooo:rsid="00230693" officeooo:paragraph-rsid="00230693" style:font-weight-asian="bold" style:font-weight-complex="bold"/>
    </style:style>
    <style:style style:name="P9" style:family="paragraph" style:parent-style-name="Standard">
      <style:text-properties fo:font-size="10.5pt" style:text-underline-style="none" fo:font-weight="normal" officeooo:rsid="00230693" officeooo:paragraph-rsid="00230693" style:font-size-asian="10.5pt" style:font-weight-asian="normal" style:font-size-complex="10.5pt" style:font-weight-complex="normal"/>
    </style:style>
    <style:style style:name="P10" style:family="paragraph" style:parent-style-name="Standard" style:list-style-name="L1">
      <style:text-properties officeooo:rsid="002826f4" officeooo:paragraph-rsid="002826f4"/>
    </style:style>
    <style:style style:name="P11" style:family="paragraph" style:parent-style-name="Standard">
      <style:text-properties style:text-underline-style="none" fo:font-weight="normal" officeooo:rsid="0025a7ab" officeooo:paragraph-rsid="0025a7a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a7ab" style:font-weight-asian="bold" style:font-weight-complex="bold"/>
    </style:style>
    <style:style style:name="T3" style:family="text">
      <style:text-properties officeooo:rsid="0024e6c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MPS 431-01 <text:span text:style-name="T3">Assignment 2</text:span></text:p>
      <text:p text:style-name="P5">Reece Bourgeois</text:p>
      <text:p text:style-name="P8"/>
      <text:p text:style-name="P1"><text:span text:style-name="T1">Where to execute the code </text:span><text:span text:style-name="T2">(if you do not have Rust installed)</text:span><text:span text:style-name="T1">:</text:span> <text:a xlink:type="simple" xlink:href="https://play.rust-lang.org/" text:style-name="Internet_20_link" text:visited-style-name="Visited_20_Internet_20_Link">https://play.rust-lang.org/</text:a></text:p>
      <text:list xml:id="list4008093101" text:style-name="L1">
        <text:list-item>
          <text:p text:style-name="P10">Note: After pasting, in the top right: click tools &gt; Rustfmt to make the code more digestible</text:p>
        </text:list-item>
      </text:list>
      <text:p text:style-name="P1"/>
      <text:p text:style-name="P2">The Code:</text:p>
      <text:p text:style-name="P9">use std::cell::RefCell;</text:p>
      <text:p text:style-name="P9">use std::ops::Deref;</text:p>
      <text:p text:style-name="P9">use std::sync::{Arc, Mutex};</text:p>
      <text:p text:style-name="P9">use std::thread::{self, JoinHandle};</text:p>
      <text:p text:style-name="P9"/>
      <text:p text:style-name="P9">struct Transaction {</text:p>
      <text:p text:style-name="P9"><text:s text:c="4"/>id: i32,</text:p>
      <text:p text:style-name="P9"><text:s text:c="4"/>amount: f64,</text:p>
      <text:p text:style-name="P9"><text:s text:c="4"/>withdraw_account: String,</text:p>
      <text:p text:style-name="P9"><text:s text:c="4"/>deposit_account: String,</text:p>
      <text:p text:style-name="P9">}</text:p>
      <text:p text:style-name="P9"/>
      <text:p text:style-name="P9">struct Account {</text:p>
      <text:p text:style-name="P9"><text:s text:c="4"/>name: String,</text:p>
      <text:p text:style-name="P9"><text:s text:c="4"/>balance: RefCell&lt;f64&gt;, // This is needed because later on when we .find() the account we need to update, we can't</text:p>
      <text:p text:style-name="P9"><text:s text:c="27"/>// update the balance directly because it is protected by an immutable reference returned by .find().</text:p>
      <text:p text:style-name="P9"><text:s text:c="27"/>// We need to create a mutable reference to the balance to update it, and RefCell allows the</text:p>
      <text:p text:style-name="P9"><text:s text:c="27"/>// .borrow_mut() function to return a mutable reference to the balance.</text:p>
      <text:p text:style-name="P9">}</text:p>
      <text:p text:style-name="P9"/>
      <text:p text:style-name="P9">/// This executes a transaction on the supplied accounts</text:p>
      <text:p text:style-name="P9">fn execute_transaction(transaction: &amp;Transaction, accounts: &amp;[Account; 3]) {</text:p>
      <text:p text:style-name="P9"><text:s text:c="4"/>// Print the transaction id</text:p>
      <text:p text:style-name="P9"><text:s text:c="4"/>println!("&gt;&gt; Current Transaction: {}", transaction.id);</text:p>
      <text:p text:style-name="P9"/>
      <text:p text:style-name="P9"><text:s text:c="4"/>// If a withdraw_account is given, withdraw the amount from the account</text:p>
      <text:p text:style-name="P9"><text:s text:c="4"/>if transaction.withdraw_account.len() &gt; 0 {</text:p>
      <text:p text:style-name="P9"><text:s text:c="8"/>// Find the account to withdraw from</text:p>
      <text:p text:style-name="P9"><text:s text:c="8"/>let withdraw_account = accounts</text:p>
      <text:p text:style-name="P9"><text:s text:c="12"/>.iter()</text:p>
      <text:p text:style-name="P9"><text:s text:c="12"/>.find(|account| account.name == transaction.withdraw_account);</text:p>
      <text:p text:style-name="P9"/>
      <text:p text:style-name="P9"><text:s text:c="8"/>// If the account exists, withdraw the amount from it</text:p>
      <text:p text:style-name="P9"><text:s text:c="8"/>match withdraw_account {</text:p>
      <text:p text:style-name="P9"><text:s text:c="12"/>None =&gt; println!("&gt;&gt; Account {} not found", transaction.withdraw_account),</text:p>
      <text:p text:style-name="P9"><text:s text:c="12"/>Some(account) =&gt; {</text:p>
      <text:p text:style-name="P9"><text:s text:c="16"/>println!(</text:p>
      <text:p text:style-name="P9"><text:s text:c="20"/>"&gt;&gt; Withdrawing {} from {}",</text:p>
      <text:p text:style-name="P9"><text:s text:c="20"/>transaction.amount, account.name</text:p>
      <text:p text:style-name="P9"><text:s text:c="16"/>);</text:p>
      <text:p text:style-name="P9"/>
      <text:p text:style-name="P9"><text:s text:c="16"/>// Update the balance</text:p>
      <text:p text:style-name="P9"><text:s text:c="16"/>*account.balance.borrow_mut() -= transaction.amount;</text:p>
      <text:p text:style-name="P9"><text:s text:c="12"/>}</text:p>
      <text:p text:style-name="P9"><text:s text:c="8"/>}</text:p>
      <text:p text:style-name="P9"><text:s text:c="4"/>}</text:p>
      <text:p text:style-name="P9"/>
      <text:p text:style-name="P9"><text:s text:c="4"/>// If a deposit_account is given, deposit the amount to the account</text:p>
      <text:p text:style-name="P9"><text:soft-page-break/><text:s text:c="4"/>if transaction.deposit_account.len() &gt; 0 {</text:p>
      <text:p text:style-name="P9"><text:s text:c="8"/>// Find the account to deposit to</text:p>
      <text:p text:style-name="P9"><text:s text:c="8"/>let deposit_account = accounts</text:p>
      <text:p text:style-name="P9"><text:s text:c="12"/>.iter()</text:p>
      <text:p text:style-name="P9"><text:s text:c="12"/>.find(|account| account.name == transaction.deposit_account);</text:p>
      <text:p text:style-name="P9"/>
      <text:p text:style-name="P9"><text:s text:c="8"/>// If the account exists, deposit the amount to it</text:p>
      <text:p text:style-name="P9"><text:s text:c="8"/>match deposit_account {</text:p>
      <text:p text:style-name="P9"><text:s text:c="12"/>None =&gt; println!("&gt;&gt; Account {} not found", transaction.deposit_account),</text:p>
      <text:p text:style-name="P9"><text:s text:c="12"/>Some(account) =&gt; {</text:p>
      <text:p text:style-name="P9"><text:s text:c="16"/>println!("&gt;&gt; Depositing {} to {}", transaction.amount, account.name);</text:p>
      <text:p text:style-name="P9"/>
      <text:p text:style-name="P9"><text:s text:c="16"/>// Update the balance</text:p>
      <text:p text:style-name="P9"><text:s text:c="16"/>*account.balance.borrow_mut() += transaction.amount;</text:p>
      <text:p text:style-name="P9"><text:s text:c="12"/>}</text:p>
      <text:p text:style-name="P9"><text:s text:c="8"/>}</text:p>
      <text:p text:style-name="P9"><text:s text:c="4"/>}</text:p>
      <text:p text:style-name="P9"/>
      <text:p text:style-name="P9"><text:s text:c="4"/>// Sleep for 2 seconds</text:p>
      <text:p text:style-name="P9"><text:s text:c="4"/>//thread::sleep(std::time::Duration::from_secs(2));</text:p>
      <text:p text:style-name="P9"/>
      <text:p text:style-name="P9"><text:s text:c="4"/>println!("&gt;&gt; Transaction {} Completed", transaction.id);</text:p>
      <text:p text:style-name="P9">}</text:p>
      <text:p text:style-name="P9"/>
      <text:p text:style-name="P9">fn main() {</text:p>
      <text:p text:style-name="P9"><text:s text:c="4"/>// Create transactions to execute</text:p>
      <text:p text:style-name="P9"><text:s text:c="4"/>let transactions: [Transaction; 7] = [</text:p>
      <text:p text:style-name="P9"><text:s text:c="8"/>Transaction {</text:p>
      <text:p text:style-name="P9"><text:s text:c="12"/>id: 1,</text:p>
      <text:p text:style-name="P9"><text:s text:c="12"/>amount: 5.0,</text:p>
      <text:p text:style-name="P9"><text:s text:c="12"/>withdraw_account: String::from("A1"),</text:p>
      <text:p text:style-name="P9"><text:s text:c="12"/>deposit_account: String::from("A2"),</text:p>
      <text:p text:style-name="P9"><text:s text:c="8"/>},</text:p>
      <text:p text:style-name="P9"><text:s text:c="8"/>Transaction {</text:p>
      <text:p text:style-name="P9"><text:s text:c="12"/>id: 2,</text:p>
      <text:p text:style-name="P9"><text:s text:c="12"/>amount: 7.0,</text:p>
      <text:p text:style-name="P9"><text:s text:c="12"/>withdraw_account: String::from("A3"),</text:p>
      <text:p text:style-name="P9"><text:s text:c="12"/>deposit_account: String::from(""),</text:p>
      <text:p text:style-name="P9"><text:s text:c="8"/>},</text:p>
      <text:p text:style-name="P9"><text:s text:c="8"/>Transaction {</text:p>
      <text:p text:style-name="P9"><text:s text:c="12"/>id: 3,</text:p>
      <text:p text:style-name="P9"><text:s text:c="12"/>amount: 10.0,</text:p>
      <text:p text:style-name="P9"><text:s text:c="12"/>withdraw_account: String::from("A2"),</text:p>
      <text:p text:style-name="P9"><text:s text:c="12"/>deposit_account: String::from("A1"),</text:p>
      <text:p text:style-name="P9"><text:s text:c="8"/>},</text:p>
      <text:p text:style-name="P9"><text:s text:c="8"/>Transaction {</text:p>
      <text:p text:style-name="P9"><text:s text:c="12"/>id: 4,</text:p>
      <text:p text:style-name="P9"><text:s text:c="12"/>amount: 15.0,</text:p>
      <text:p text:style-name="P9"><text:s text:c="12"/>withdraw_account: String::from("A1"),</text:p>
      <text:p text:style-name="P9"><text:s text:c="12"/>deposit_account: String::from("A3"),</text:p>
      <text:p text:style-name="P9"><text:s text:c="8"/>},</text:p>
      <text:p text:style-name="P9"><text:s text:c="8"/>Transaction {</text:p>
      <text:p text:style-name="P9"><text:s text:c="12"/>id: 5,</text:p>
      <text:p text:style-name="P9"><text:s text:c="12"/>amount: 8.0,</text:p>
      <text:p text:style-name="P9"><text:s text:c="12"/>withdraw_account: String::from("A1"),</text:p>
      <text:p text:style-name="P9"><text:s text:c="12"/>deposit_account: String::from("A3"),</text:p>
      <text:p text:style-name="P9"><text:soft-page-break/><text:s text:c="8"/>},</text:p>
      <text:p text:style-name="P9"><text:s text:c="8"/>Transaction {</text:p>
      <text:p text:style-name="P9"><text:s text:c="12"/>id: 6,</text:p>
      <text:p text:style-name="P9"><text:s text:c="12"/>amount: 3.0,</text:p>
      <text:p text:style-name="P9"><text:s text:c="12"/>withdraw_account: String::from("A2"),</text:p>
      <text:p text:style-name="P9"><text:s text:c="12"/>deposit_account: String::from("A1"),</text:p>
      <text:p text:style-name="P9"><text:s text:c="8"/>},</text:p>
      <text:p text:style-name="P9"><text:s text:c="8"/>Transaction {</text:p>
      <text:p text:style-name="P9"><text:s text:c="12"/>id: 7,</text:p>
      <text:p text:style-name="P9"><text:s text:c="12"/>amount: 6.0,</text:p>
      <text:p text:style-name="P9"><text:s text:c="12"/>withdraw_account: String::from("A3"),</text:p>
      <text:p text:style-name="P9"><text:s text:c="12"/>deposit_account: String::from("A1"),</text:p>
      <text:p text:style-name="P9"><text:s text:c="8"/>},</text:p>
      <text:p text:style-name="P9"><text:s text:c="4"/>];</text:p>
      <text:p text:style-name="P9"><text:s text:c="4"/>// Store the length (because of some memory moving shenanigans in the while loop)</text:p>
      <text:p text:style-name="P9"><text:s text:c="4"/>let transactions_length = transactions.len();</text:p>
      <text:p text:style-name="P9"/>
      <text:p text:style-name="P9"><text:s text:c="4"/>// Create an array of 10 accounts, all starting at 0.0</text:p>
      <text:p text:style-name="P9"><text:s text:c="4"/>let accounts: [Account; 3] = [</text:p>
      <text:p text:style-name="P9"><text:s text:c="8"/>Account {</text:p>
      <text:p text:style-name="P9"><text:s text:c="12"/>name: String::from("A1"),</text:p>
      <text:p text:style-name="P9"><text:s text:c="12"/>balance: RefCell::new(0.0),</text:p>
      <text:p text:style-name="P9"><text:s text:c="8"/>},</text:p>
      <text:p text:style-name="P9"><text:s text:c="8"/>Account {</text:p>
      <text:p text:style-name="P9"><text:s text:c="12"/>name: String::from("A2"),</text:p>
      <text:p text:style-name="P9"><text:s text:c="12"/>balance: RefCell::new(0.0),</text:p>
      <text:p text:style-name="P9"><text:s text:c="8"/>},</text:p>
      <text:p text:style-name="P9"><text:s text:c="8"/>Account {</text:p>
      <text:p text:style-name="P9"><text:s text:c="12"/>name: String::from("A3"),</text:p>
      <text:p text:style-name="P9"><text:s text:c="12"/>balance: RefCell::new(0.0),</text:p>
      <text:p text:style-name="P9"><text:s text:c="8"/>},</text:p>
      <text:p text:style-name="P9"><text:s text:c="4"/>];</text:p>
      <text:p text:style-name="P9"/>
      <text:p text:style-name="P9"><text:s text:c="4"/>// Create an atomic reference counter for the array of accounts with a Mutex lock</text:p>
      <text:p text:style-name="P9"><text:s text:c="4"/>let accounts_reference = Arc::new(Mutex::new(accounts));</text:p>
      <text:p text:style-name="P9"><text:s text:c="4"/>// Create an atomic reference counter for the array of transactions with a Mutex lock</text:p>
      <text:p text:style-name="P9"><text:s text:c="4"/>let transactions_reference = Arc::new(Mutex::new(transactions));</text:p>
      <text:p text:style-name="P9"/>
      <text:p text:style-name="P9"><text:s text:c="4"/>// Keep track of the threads created.</text:p>
      <text:p text:style-name="P9"><text:s text:c="4"/>let mut handles: Vec&lt;JoinHandle&lt;()&gt;&gt; = vec![];</text:p>
      <text:p text:style-name="P9"/>
      <text:p text:style-name="P9"><text:s text:c="4"/>// Execute each transaction in a separate thread, with a max of 2 threads.</text:p>
      <text:p text:style-name="P9"><text:s text:c="4"/>let mut iterator = 0;</text:p>
      <text:p text:style-name="P9"><text:s text:c="4"/>while iterator &lt; transactions_length {</text:p>
      <text:p text:style-name="P9"><text:s text:c="8"/>// Create a pointer to a reference to accounts_reference in the heap.</text:p>
      <text:p text:style-name="P9"><text:s text:c="8"/>let accounts_reference = Arc::clone(&amp;accounts_reference);</text:p>
      <text:p text:style-name="P9"><text:s text:c="8"/>// Create a pointer to a reference to transactions_reference in the heap.</text:p>
      <text:p text:style-name="P9"><text:s text:c="8"/>let transactions_reference = Arc::clone(&amp;transactions_reference);</text:p>
      <text:p text:style-name="P9"/>
      <text:p text:style-name="P9"><text:s text:c="8"/>// Spawn a new thread.</text:p>
      <text:p text:style-name="P9"><text:s text:c="8"/>let handle = thread::spawn(move || {</text:p>
      <text:p text:style-name="P9"><text:s text:c="12"/>println!("Spawning thread {}", iterator + 1);</text:p>
      <text:p text:style-name="P9"/>
      <text:p text:style-name="P9"><text:s text:c="12"/>// Get a mutex lock on the accounts_pointer (released when out of scope)</text:p>
      <text:p text:style-name="P9"><text:s text:c="12"/>let accounts = accounts_reference.lock().unwrap();</text:p>
      <text:p text:style-name="P9"><text:s text:c="12"/>// Get a mutex lock on the transactions_pointer (released when out of scope)</text:p>
      <text:p text:style-name="P9"><text:soft-page-break/><text:s text:c="12"/>let transactions = transactions_reference.lock().unwrap();</text:p>
      <text:p text:style-name="P9"/>
      <text:p text:style-name="P9"><text:s text:c="12"/>println!("Executing Thread {}", iterator + 1);</text:p>
      <text:p text:style-name="P9"/>
      <text:p text:style-name="P9"><text:s text:c="12"/>// Get the transaction</text:p>
      <text:p text:style-name="P9"><text:s text:c="12"/>let transaction = &amp;transactions[iterator];</text:p>
      <text:p text:style-name="P9"/>
      <text:p text:style-name="P9"><text:s text:c="12"/>// Execute the transaction</text:p>
      <text:p text:style-name="P9"><text:s text:c="12"/>execute_transaction(transaction, accounts.deref());</text:p>
      <text:p text:style-name="P9"/>
      <text:p text:style-name="P9"><text:s text:c="12"/>println!("Thread {} Completed", iterator + 1);</text:p>
      <text:p text:style-name="P9"><text:s text:c="8"/>});</text:p>
      <text:p text:style-name="P9"/>
      <text:p text:style-name="P9"><text:s text:c="8"/>// Increment loop</text:p>
      <text:p text:style-name="P9"><text:s text:c="8"/>iterator += 1;</text:p>
      <text:p text:style-name="P9"/>
      <text:p text:style-name="P9"><text:s text:c="8"/>// Add the handle to the list of handles.</text:p>
      <text:p text:style-name="P9"><text:s text:c="8"/>handles.push(handle);</text:p>
      <text:p text:style-name="P9"><text:s text:c="4"/>}</text:p>
      <text:p text:style-name="P9"/>
      <text:p text:style-name="P9"><text:s text:c="4"/>// Wait for threads to finish</text:p>
      <text:p text:style-name="P9"><text:s text:c="4"/>for handle in handles {</text:p>
      <text:p text:style-name="P9"><text:s text:c="8"/>handle.join().unwrap();</text:p>
      <text:p text:style-name="P9"><text:s text:c="4"/>}</text:p>
      <text:p text:style-name="P9"/>
      <text:p text:style-name="P9"><text:s text:c="4"/>// Print the final balances</text:p>
      <text:p text:style-name="P9"><text:s text:c="4"/>println!("\nFinal Balances:");</text:p>
      <text:p text:style-name="P9"><text:s text:c="4"/>for account in accounts_reference.lock().unwrap().deref() {</text:p>
      <text:p text:style-name="P9"><text:s text:c="8"/>println!("{}: {}", account.name, account.balance.borrow());</text:p>
      <text:p text:style-name="P9"><text:s text:c="4"/>}</text:p>
      <text:p text:style-name="P9">}</text:p>
      <text:p text:style-name="P7"/>
      <text:p text:style-name="P4">Example Output:</text:p>
      <text:p text:style-name="P6">Spawning thread 1</text:p>
      <text:p text:style-name="P6">Executing Thread 1</text:p>
      <text:p text:style-name="P6">&gt;&gt; Current Transaction: 1</text:p>
      <text:p text:style-name="P6">&gt;&gt; Withdrawing 5 from A1</text:p>
      <text:p text:style-name="P6">Spawning thread 4</text:p>
      <text:p text:style-name="P6">Spawning thread 3</text:p>
      <text:p text:style-name="P6">Spawning thread 5</text:p>
      <text:p text:style-name="P6">Spawning thread 2</text:p>
      <text:p text:style-name="P6">Spawning thread 6</text:p>
      <text:p text:style-name="P6">Spawning thread 7</text:p>
      <text:p text:style-name="P6">&gt;&gt; Depositing 5 to A2</text:p>
      <text:p text:style-name="P6">&gt;&gt; Transaction 1 Completed</text:p>
      <text:p text:style-name="P6">Thread 1 Completed</text:p>
      <text:p text:style-name="P6">Executing Thread 4</text:p>
      <text:p text:style-name="P6">&gt;&gt; Current Transaction: 4</text:p>
      <text:p text:style-name="P6">&gt;&gt; Withdrawing 15 from A1</text:p>
      <text:p text:style-name="P6">&gt;&gt; Depositing 15 to A3</text:p>
      <text:p text:style-name="P6">&gt;&gt; Transaction 4 Completed</text:p>
      <text:p text:style-name="P6">Thread 4 Completed</text:p>
      <text:p text:style-name="P6"><text:soft-page-break/>Executing Thread 3</text:p>
      <text:p text:style-name="P6">&gt;&gt; Current Transaction: 3</text:p>
      <text:p text:style-name="P6">&gt;&gt; Withdrawing 10 from A2</text:p>
      <text:p text:style-name="P6">&gt;&gt; Depositing 10 to A1</text:p>
      <text:p text:style-name="P6">&gt;&gt; Transaction 3 Completed</text:p>
      <text:p text:style-name="P6">Thread 3 Completed</text:p>
      <text:p text:style-name="P6">Executing Thread 5</text:p>
      <text:p text:style-name="P6">&gt;&gt; Current Transaction: 5</text:p>
      <text:p text:style-name="P6">&gt;&gt; Withdrawing 8 from A1</text:p>
      <text:p text:style-name="P6">&gt;&gt; Depositing 8 to A3</text:p>
      <text:p text:style-name="P6">&gt;&gt; Transaction 5 Completed</text:p>
      <text:p text:style-name="P6">Thread 5 Completed</text:p>
      <text:p text:style-name="P6">Executing Thread 2</text:p>
      <text:p text:style-name="P6">&gt;&gt; Current Transaction: 2</text:p>
      <text:p text:style-name="P6">&gt;&gt; Withdrawing 7 from A3</text:p>
      <text:p text:style-name="P6">&gt;&gt; Transaction 2 Completed</text:p>
      <text:p text:style-name="P6">Thread 2 Completed</text:p>
      <text:p text:style-name="P6">Executing Thread 6</text:p>
      <text:p text:style-name="P6">&gt;&gt; Current Transaction: 6</text:p>
      <text:p text:style-name="P6">&gt;&gt; Withdrawing 3 from A2</text:p>
      <text:p text:style-name="P6">&gt;&gt; Depositing 3 to A1</text:p>
      <text:p text:style-name="P6">&gt;&gt; Transaction 6 Completed</text:p>
      <text:p text:style-name="P6">Thread 6 Completed</text:p>
      <text:p text:style-name="P6">Executing Thread 7</text:p>
      <text:p text:style-name="P6">&gt;&gt; Current Transaction: 7</text:p>
      <text:p text:style-name="P6">&gt;&gt; Withdrawing 6 from A3</text:p>
      <text:p text:style-name="P6">&gt;&gt; Depositing 6 to A1</text:p>
      <text:p text:style-name="P6">&gt;&gt; Transaction 7 Completed</text:p>
      <text:p text:style-name="P6">Thread 7 Completed</text:p>
      <text:p text:style-name="P6"/>
      <text:p text:style-name="P6">Final Balances:</text:p>
      <text:p text:style-name="P6">A1: -9</text:p>
      <text:p text:style-name="P6">A2: -8</text:p>
      <text:p text:style-name="P6">A3: 1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8T21:36:56.230000000</meta:creation-date>
    <meta:generator>LibreOffice/7.3.0.3$Windows_X86_64 LibreOffice_project/0f246aa12d0eee4a0f7adcefbf7c878fc2238db3</meta:generator>
    <dc:date>2022-07-12T17:44:05.945000000</dc:date>
    <meta:editing-duration>PT28M25S</meta:editing-duration>
    <meta:editing-cycles>12</meta:editing-cycles>
    <meta:document-statistic meta:table-count="0" meta:image-count="0" meta:object-count="0" meta:page-count="5" meta:paragraph-count="223" meta:word-count="896" meta:character-count="7709" meta:non-whitespace-character-count="5632"/>
  </office:meta>
</office:document-meta>
</file>